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9e96" officeooo:paragraph-rsid="001d9e96"/>
    </style:style>
    <style:style style:name="P2" style:family="paragraph" style:parent-style-name="Standard">
      <style:text-properties officeooo:paragraph-rsid="001d9e96"/>
    </style:style>
    <style:style style:name="P3" style:family="paragraph" style:parent-style-name="Standard">
      <style:text-properties officeooo:rsid="001ed286" officeooo:paragraph-rsid="001ed286"/>
    </style:style>
    <style:style style:name="P4" style:family="paragraph" style:parent-style-name="Standard">
      <style:text-properties officeooo:rsid="001ed286" officeooo:paragraph-rsid="00207160"/>
    </style:style>
    <style:style style:name="P5" style:family="paragraph" style:parent-style-name="Standard">
      <style:text-properties officeooo:rsid="00216e4b" officeooo:paragraph-rsid="00216e4b"/>
    </style:style>
    <style:style style:name="P6" style:family="paragraph" style:parent-style-name="Standard">
      <style:text-properties officeooo:rsid="0024fb7a" officeooo:paragraph-rsid="0024fb7a"/>
    </style:style>
    <style:style style:name="P7" style:family="paragraph" style:parent-style-name="Standard">
      <style:text-properties officeooo:paragraph-rsid="0027d9e4"/>
    </style:style>
    <style:style style:name="P8" style:family="paragraph" style:parent-style-name="Standard">
      <style:text-properties officeooo:rsid="0029a098" officeooo:paragraph-rsid="0029a098"/>
    </style:style>
    <style:style style:name="P9" style:family="paragraph" style:parent-style-name="Standard">
      <style:text-properties fo:font-weight="bold" officeooo:rsid="0027d9e4" officeooo:paragraph-rsid="0029a098" style:font-weight-asian="bold" style:font-weight-complex="bold"/>
    </style:style>
    <style:style style:name="P10" style:family="paragraph" style:parent-style-name="Standard">
      <style:text-properties fo:font-weight="bold" officeooo:rsid="0029a098" officeooo:paragraph-rsid="0029a098" style:font-weight-asian="bold" style:font-weight-complex="bold"/>
    </style:style>
    <style:style style:name="P11" style:family="paragraph" style:parent-style-name="Standard">
      <style:text-properties fo:font-weight="bold" officeooo:rsid="001d9e96" officeooo:paragraph-rsid="0027d9e4" style:font-weight-asian="bold" style:font-weight-complex="bold"/>
    </style:style>
    <style:style style:name="P12" style:family="paragraph" style:parent-style-name="Standard">
      <style:text-properties style:font-name="Times New Roman" officeooo:rsid="001ed286" officeooo:paragraph-rsid="001ed286" style:font-name-complex="Times New Roman"/>
    </style:style>
    <style:style style:name="P13" style:family="paragraph" style:parent-style-name="Standard">
      <style:text-properties style:font-name="Times New Roman" officeooo:rsid="001ed286" officeooo:paragraph-rsid="00207160" style:font-name-complex="Times New Roman"/>
    </style:style>
    <style:style style:name="P14" style:family="paragraph" style:parent-style-name="Standard">
      <style:text-properties style:font-name="Times New Roman" officeooo:rsid="00216e4b" officeooo:paragraph-rsid="00216e4b" style:font-name-complex="Times New Roman"/>
    </style:style>
    <style:style style:name="P15" style:family="paragraph" style:parent-style-name="Standard">
      <style:text-properties style:font-name="Times New Roman" officeooo:rsid="0022dd30" officeooo:paragraph-rsid="0023799f" style:font-name-complex="Times New Roman"/>
    </style:style>
    <style:style style:name="P16" style:family="paragraph" style:parent-style-name="Standard">
      <style:text-properties style:font-name="Times New Roman" officeooo:rsid="0024fb7a" officeooo:paragraph-rsid="0024fb7a" style:font-name-complex="Times New Roman"/>
    </style:style>
    <style:style style:name="P17" style:family="paragraph" style:parent-style-name="Standard">
      <style:text-properties style:font-name="Times New Roman" officeooo:rsid="0024fb7a" officeooo:paragraph-rsid="0026c908" style:font-name-complex="Times New Roman"/>
    </style:style>
    <style:style style:name="P18" style:family="paragraph" style:parent-style-name="Standard">
      <style:text-properties style:font-name="Times New Roman" officeooo:rsid="0027ca0d" officeooo:paragraph-rsid="0027ca0d" style:font-name-complex="Times New Roman"/>
    </style:style>
    <style:style style:name="P19" style:family="paragraph" style:parent-style-name="Standard">
      <style:text-properties style:font-name="Times New Roman" officeooo:rsid="002a60e0" officeooo:paragraph-rsid="002a60e0" style:font-name-complex="Times New Roman"/>
    </style:style>
    <style:style style:name="P20" style:family="paragraph" style:parent-style-name="Standard">
      <style:text-properties style:font-name="Times New Roman" officeooo:rsid="002b06c3" officeooo:paragraph-rsid="002cfc73" style:font-name-complex="Times New Roman"/>
    </style:style>
    <style:style style:name="P21" style:family="paragraph" style:parent-style-name="Standard">
      <style:text-properties style:font-name="Times New Roman" officeooo:rsid="002e74d6" officeooo:paragraph-rsid="00304549" style:font-name-complex="Times New Roman"/>
    </style:style>
    <style:style style:name="P22" style:family="paragraph" style:parent-style-name="Standard">
      <style:text-properties style:font-name="Times New Roman" officeooo:rsid="0031790f" officeooo:paragraph-rsid="003293a0" style:font-name-complex="Times New Roman"/>
    </style:style>
    <style:style style:name="P23" style:family="paragraph" style:parent-style-name="Standard">
      <style:text-properties style:font-name="Times New Roman" officeooo:rsid="00334529" officeooo:paragraph-rsid="00334529" style:font-name-complex="Times New Roman"/>
    </style:style>
    <style:style style:name="P24" style:family="paragraph" style:parent-style-name="Standard">
      <style:text-properties style:font-name="Times New Roman" officeooo:rsid="00346a78" officeooo:paragraph-rsid="0034cb8b" style:font-name-complex="Times New Roman"/>
    </style:style>
    <style:style style:name="P25" style:family="paragraph" style:parent-style-name="Standard">
      <style:text-properties style:font-name="Times New Roman" officeooo:rsid="003667b0" officeooo:paragraph-rsid="003667b0" style:font-name-complex="Times New Roman"/>
    </style:style>
    <style:style style:name="P26" style:family="paragraph" style:parent-style-name="Standard">
      <style:text-properties style:font-name="Times New Roman" officeooo:rsid="003667b0" officeooo:paragraph-rsid="003b3627" style:font-name-complex="Times New Roman"/>
    </style:style>
    <style:style style:name="P27" style:family="paragraph" style:parent-style-name="Standard">
      <style:text-properties style:font-name="Times New Roman" officeooo:rsid="0037d34a" officeooo:paragraph-rsid="0037d34a" style:font-name-complex="Times New Roman"/>
    </style:style>
    <style:style style:name="P28" style:family="paragraph" style:parent-style-name="Standard">
      <style:text-properties style:font-name="Times New Roman" officeooo:rsid="00380e80" officeooo:paragraph-rsid="00380e80" style:font-name-complex="Times New Roman"/>
    </style:style>
    <style:style style:name="P29" style:family="paragraph" style:parent-style-name="Standard">
      <style:text-properties style:font-name="Times New Roman" officeooo:rsid="003969db" officeooo:paragraph-rsid="003969db" style:font-name-complex="Times New Roman"/>
    </style:style>
    <style:style style:name="P30" style:family="paragraph" style:parent-style-name="Standard">
      <style:text-properties style:font-name="Times New Roman" officeooo:rsid="003b6c45" officeooo:paragraph-rsid="003b6c45" style:font-name-complex="Times New Roman"/>
    </style:style>
    <style:style style:name="P31" style:family="paragraph" style:parent-style-name="Standard">
      <style:text-properties style:font-name="Times New Roman" officeooo:rsid="003bfd47" officeooo:paragraph-rsid="003bfd47" style:font-name-complex="Times New Roman"/>
    </style:style>
    <style:style style:name="P32" style:family="paragraph" style:parent-style-name="Standard">
      <style:text-properties style:font-name="Times New Roman" officeooo:rsid="003dc277" officeooo:paragraph-rsid="003dc277" style:font-name-complex="Times New Roman"/>
    </style:style>
    <style:style style:name="P33" style:family="paragraph" style:parent-style-name="Standard">
      <style:text-properties style:font-name="Times New Roman" officeooo:rsid="0040bd04" officeooo:paragraph-rsid="0040bd04" style:font-name-complex="Times New Roman"/>
    </style:style>
    <style:style style:name="P34" style:family="paragraph" style:parent-style-name="Standard">
      <style:text-properties style:font-name="Times New Roman" officeooo:rsid="0040ec21" officeooo:paragraph-rsid="0040ec21" style:font-name-complex="Times New Roman"/>
    </style:style>
    <style:style style:name="P35" style:family="paragraph" style:parent-style-name="Standard">
      <style:text-properties style:font-name="Times New Roman" officeooo:rsid="003667b0" officeooo:paragraph-rsid="0034cb8b" style:font-name-complex="Times New Roman"/>
    </style:style>
    <style:style style:name="P36" style:family="paragraph" style:parent-style-name="Standard">
      <style:text-properties style:font-name="Times New Roman" officeooo:rsid="0042c19e" officeooo:paragraph-rsid="0042c19e" style:font-name-complex="Times New Roman"/>
    </style:style>
    <style:style style:name="P37" style:family="paragraph" style:parent-style-name="Standard">
      <style:text-properties fo:font-weight="bold" officeooo:rsid="0041f796" officeooo:paragraph-rsid="0041f796" style:font-weight-asian="bold" style:font-weight-complex="bold"/>
    </style:style>
    <style:style style:name="T1" style:family="text">
      <style:text-properties officeooo:rsid="001d9e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d9e4" style:font-weight-asian="bold" style:font-weight-complex="bold"/>
    </style:style>
    <style:style style:name="T4" style:family="text">
      <style:text-properties fo:font-weight="bold" officeooo:rsid="003e1314" style:font-weight-asian="bold" style:font-weight-complex="bold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officeooo:rsid="001d9e96" style:font-name-complex="Times New Roman"/>
    </style:style>
    <style:style style:name="T7" style:family="text">
      <style:text-properties officeooo:rsid="003dc277"/>
    </style:style>
    <style:style style:name="T8" style:family="text">
      <style:text-properties officeooo:rsid="00216e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span text:style-name="T3">TABLES</text:span></text:p>
      <text:p text:style-name="P9">MariaDB [te3166db]&gt; select * from departments; </text:p>
      <text:p text:style-name="P9">+---------+-----------+ </text:p>
      <text:p text:style-name="P9">| dept_id | dept_name | </text:p>
      <text:p text:style-name="P9">+---------+-----------+ </text:p>
      <text:p text:style-name="P9">| <text:s text:c="6"/>1 | Computer <text:s/>| </text:p>
      <text:p text:style-name="P9">| <text:s text:c="6"/>2 | IT <text:s text:c="7"/>| </text:p>
      <text:p text:style-name="P9">| <text:s text:c="6"/>3 | ENTC <text:s text:c="5"/>| </text:p>
      <text:p text:style-name="P9">| <text:s text:c="6"/>4 | Applied <text:s text:c="2"/>| </text:p>
      <text:p text:style-name="P9">+---------+-----------+ </text:p>
      <text:p text:style-name="P9">4 rows in set (0.00 sec) </text:p>
      <text:p text:style-name="P9"/>
      <text:p text:style-name="P9">MariaDB [te3166db]&gt; select * from professors; </text:p>
      <text:p text:style-name="P37">+---------+------------+------------+---------+-------------+--------+------------+-----------------+------------+---------+</text:p>
      <text:p text:style-name="P37">| prof_id | prof_fname | prof_lname | dept_id | designation | salary | doj <text:s text:c="7"/>| email <text:s text:c="10"/>| phone <text:s text:c="5"/>| city <text:s text:c="3"/>|</text:p>
      <text:p text:style-name="P37">+---------+------------+------------+---------+-------------+--------+------------+-----------------+------------+---------+</text:p>
      <text:p text:style-name="P37">| <text:s text:c="5"/>11 | Vishal <text:s text:c="4"/>| Bhoi <text:s text:c="6"/>| <text:s text:c="6"/>3 | Professor <text:s text:c="2"/>| <text:s/>50000 | 2015-01-01 | vishal@gmail.co | 9403311498 | mumbai <text:s/>|</text:p>
      <text:p text:style-name="P37">| <text:s text:c="5"/>12 | Vikas <text:s text:c="5"/>| Gacche <text:s text:c="4"/>| <text:s text:c="6"/>3 | Professor <text:s text:c="2"/>| <text:s/>20000 | 2016-01-01 | vicks@gmail.com | 7775905754 | Nanded <text:s/>|</text:p>
      <text:p text:style-name="P37">| <text:s text:c="5"/>13 | Akshay <text:s text:c="4"/>| kharul <text:s text:c="4"/>| <text:s text:c="6"/>3 | professor <text:s text:c="2"/>| <text:s/>10000 | 2016-07-13 | akki@gmail.com <text:s/>| 9021562191 | pune <text:s text:c="3"/>|</text:p>
      <text:p text:style-name="P37">| <text:s text:c="5"/>21 | Chinmay <text:s text:c="3"/>| Saraf <text:s text:c="5"/>| <text:s text:c="6"/>1 | Professor <text:s text:c="2"/>| <text:s/>40000 | 2015-01-01 | nds@gmail.com <text:s text:c="2"/>| 9403311492 | Jalgaon |</text:p>
      <text:p text:style-name="P37">| <text:s text:c="5"/>22 | Devashish <text:s/>| Khairnar <text:s text:c="2"/>| <text:s text:c="6"/>1 | Professor <text:s text:c="2"/>| <text:s/>20000 | 2016-01-01 | dev@gmail.com <text:s text:c="2"/>| 9403311494 | Nasik <text:s text:c="2"/>|</text:p>
      <text:p text:style-name="P37">| <text:s text:c="5"/>23 | Siddharth <text:s/>| Sabadra <text:s text:c="3"/>| <text:s text:c="6"/>1 | Professor <text:s text:c="2"/>| <text:s/>60000 | 2013-02-03 | sid@gmail.com <text:s text:c="2"/>| 9890290015 | Indore <text:s/>|</text:p>
      <text:p text:style-name="P37">| <text:s text:c="5"/>24 | Kartik <text:s text:c="4"/>| Sahasra <text:s text:c="3"/>| <text:s text:c="6"/>1 | professor <text:s text:c="2"/>| <text:s/>10000 | 2016-12-04 | kartik@gmail.co | 9420568618 | pune <text:s text:c="3"/>|</text:p>
      <text:p text:style-name="P37">| <text:s text:c="5"/>31 | Rushikesh <text:s/>| Karad <text:s text:c="5"/>| <text:s text:c="6"/>2 | Professor <text:s text:c="2"/>| <text:s/>68250 | 2015-01-01 | rushi@gmail.com | 9891523478 | Nasik <text:s text:c="2"/>|</text:p>
      <text:p text:style-name="P37">| <text:s text:c="5"/>32 | devesh <text:s text:c="4"/>| Das <text:s text:c="7"/>| <text:s text:c="6"/>2 | Professor <text:s text:c="2"/>| <text:s/>30000 | 2016-01-01 | sangat@gmail.co | 0123456789 | mumbai <text:s/>|</text:p>
      <text:p text:style-name="P37">| <text:s text:c="5"/>33 | Minal <text:s text:c="5"/>| Mallawat <text:s text:c="2"/>| <text:s text:c="6"/>2 | Professor <text:s text:c="2"/>| <text:s/>62000 | 2016-06-10 | minal@gmail.com | 9423959443 | Jalna <text:s text:c="2"/>|</text:p>
      <text:p text:style-name="P37">| <text:s text:c="4"/>101 | Sangat <text:s text:c="4"/>| Das <text:s text:c="7"/>| <text:s text:c="6"/>4 | Professor <text:s text:c="2"/>| <text:s/>55000 | 2014-04-15 | dassangat@gmail | 9876543210 | Nagpur <text:s/>|</text:p>
      <text:p text:style-name="P37">| <text:s text:c="4"/>102 | abc <text:s text:c="7"/>| xyz <text:s text:c="7"/>| <text:s text:c="3"/>NULL | Professor <text:s text:c="2"/>| <text:s/>45000 | 2015-05-03 | abc@gmail.com <text:s text:c="2"/>| 0467859123 | Pune <text:s text:c="3"/>|</text:p>
      <text:p text:style-name="P37">+---------+------------+------------+---------+-------------+--------+------------+-----------------+------------+---------+</text:p>
      <text:p text:style-name="P10"/>
      <text:p text:style-name="P10">MariaDB [te3166db]&gt; select * from shift; </text:p>
      <text:p text:style-name="P10">+---------+-------+---------------+ </text:p>
      <text:p text:style-name="P10">| prof_id | shift | working_hours | </text:p>
      <text:p text:style-name="P10"><text:soft-page-break/>+---------+-------+---------------+ </text:p>
      <text:p text:style-name="P10">| <text:s text:c="5"/>11 | <text:s text:c="4"/>1 | <text:s text:c="11"/>10 | </text:p>
      <text:p text:style-name="P10">| <text:s text:c="5"/>12 | <text:s text:c="4"/>1 | <text:s text:c="12"/>9 | </text:p>
      <text:p text:style-name="P10">| <text:s text:c="5"/>21 | <text:s text:c="4"/>1 | <text:s text:c="12"/>9 | </text:p>
      <text:p text:style-name="P10">| <text:s text:c="5"/>22 | <text:s text:c="4"/>1 | <text:s text:c="12"/>9 | </text:p>
      <text:p text:style-name="P10">| <text:s text:c="5"/>23 | <text:s text:c="4"/>2 | <text:s text:c="12"/>8 | </text:p>
      <text:p text:style-name="P10">| <text:s text:c="5"/>31 | <text:s text:c="4"/>1 | <text:s text:c="11"/>10 | </text:p>
      <text:p text:style-name="P10">| <text:s text:c="5"/>32 | <text:s text:c="4"/>2 | <text:s text:c="12"/>9 | </text:p>
      <text:p text:style-name="P10">| <text:s text:c="5"/>33 | <text:s text:c="4"/>2 | <text:s text:c="11"/>10 | </text:p>
      <text:p text:style-name="P10">| <text:s text:c="5"/>13 | <text:s text:c="4"/>2 | <text:s text:c="11"/>10 | </text:p>
      <text:p text:style-name="P10">| <text:s text:c="5"/>24 | <text:s text:c="4"/>2 | <text:s text:c="12"/>8 | </text:p>
      <text:p text:style-name="P10">| <text:s text:c="4"/>101 | <text:s text:c="4"/>1 | <text:s text:c="12"/>9 | </text:p>
      <text:p text:style-name="P10">+---------+-------+---------------+ </text:p>
      <text:p text:style-name="P10"/>
      <text:p text:style-name="P8"/>
      <text:p text:style-name="P10">MariaDB [te3166db]&gt; select * from works; </text:p>
      <text:p text:style-name="P10">+---------+---------+----------+ </text:p>
      <text:p text:style-name="P10">| prof_id | dept_id | duration | </text:p>
      <text:p text:style-name="P10">+---------+---------+----------+ </text:p>
      <text:p text:style-name="P10">| <text:s text:c="5"/>11 | <text:s text:c="6"/>3 | 10:30:00 | </text:p>
      <text:p text:style-name="P10">| <text:s text:c="5"/>12 | <text:s text:c="6"/>3 | 10:45:11 | </text:p>
      <text:p text:style-name="P10">| <text:s text:c="5"/>21 | <text:s text:c="6"/>1 | 09:30:00 | </text:p>
      <text:p text:style-name="P10">| <text:s text:c="5"/>22 | <text:s text:c="6"/>1 | 09:35:00 | </text:p>
      <text:p text:style-name="P10">| <text:s text:c="5"/>23 | <text:s text:c="6"/>1 | 08:55:00 | </text:p>
      <text:p text:style-name="P10">| <text:s text:c="5"/>31 | <text:s text:c="6"/>2 | 07:50:10 | </text:p>
      <text:p text:style-name="P10">| <text:s text:c="5"/>32 | <text:s text:c="6"/>2 | 09:50:10 | </text:p>
      <text:p text:style-name="P10">| <text:s text:c="5"/>33 | <text:s text:c="6"/>2 | 08:10:10 | </text:p>
      <text:p text:style-name="P10">| <text:s text:c="5"/>13 | <text:s text:c="6"/>3 | 09:45:11 | </text:p>
      <text:p text:style-name="P10">| <text:s text:c="5"/>24 | <text:s text:c="6"/>1 | 11:00:00 | </text:p>
      <text:p text:style-name="P10">+---------+---------+----------+ </text:p>
      <text:p text:style-name="P10"/>
      <text:p text:style-name="P7"><text:tab/></text:p>
      <text:p text:style-name="P11"><text:tab/><text:tab/><text:tab/><text:tab/>QUERY</text:p>
      <text:p text:style-name="P2"><text:span text:style-name="T1">1.</text:span><text:span text:style-name="T6">Find the professor details and department details using NATURAL JOIN.</text:span></text:p>
      <text:p text:style-name="Standard"/>
      <text:p text:style-name="P1">MariaDB [te3166db]&gt; select * from professors natural join departments; </text:p>
      <text:p text:style-name="P1">+---------+---------+------------+------------+-------------+--------+------------+-----------------+------------+---------+-----------+ </text:p>
      <text:p text:style-name="P1">| dept_id | prof_id | prof_fname | prof_lname | designation | salary | doj <text:s text:c="7"/>| email <text:s text:c="10"/>| phone <text:s text:c="5"/>| city <text:s text:c="3"/>| dept_name | </text:p>
      <text:p text:style-name="P1">+---------+---------+------------+------------+-------------+--------+------------+-----------------+------------+---------+-----------+ </text:p>
      <text:p text:style-name="P1">| <text:s text:c="6"/>3 | <text:s text:c="5"/>11 | Vishal <text:s text:c="4"/>| Bhoi <text:s text:c="6"/>| Professor <text:s text:c="2"/>| <text:s/>50000 | 2015-01-01 | vishal@gmail.co | 9403311498 | mumbai <text:s/>| ENTC <text:s text:c="5"/>| </text:p>
      <text:p text:style-name="P1">| <text:s text:c="6"/>3 | <text:s text:c="5"/>12 | Vikas <text:s text:c="5"/>| Gacche <text:s text:c="4"/>| Professor <text:s text:c="2"/>| <text:s/>20000 | 2016-01-01 | vicks@gmail.com | 7775905754 | Nanded <text:s/>| ENTC <text:s text:c="5"/>| </text:p>
      <text:p text:style-name="P1">| <text:s text:c="6"/>3 | <text:s text:c="5"/>13 | Akshay <text:s text:c="4"/>| kharul <text:s text:c="4"/>| professor <text:s text:c="2"/>| <text:s/>10000 | 2016-07-13 | akki@gmail.com <text:s/>| 9021562191 | pune <text:s text:c="3"/>| ENTC <text:s text:c="5"/>| </text:p>
      <text:p text:style-name="P1">| <text:s text:c="6"/>1 | <text:s text:c="5"/>21 | Chinmay <text:s text:c="3"/>| Saraf <text:s text:c="5"/>| Professor <text:s text:c="2"/>| <text:s/>40000 | 2015-01-01 | nds@gmail.com <text:s text:c="2"/>| <text:soft-page-break/>9403311492 | Jalgaon | Computer <text:s/>| </text:p>
      <text:p text:style-name="P1">| <text:s text:c="6"/>1 | <text:s text:c="5"/>22 | Devashish <text:s/>| Khairnar <text:s text:c="2"/>| Professor <text:s text:c="2"/>| <text:s/>20000 | 2016-01-01 | dev@gmail.com <text:s text:c="2"/>| 9403311494 | Nasik <text:s text:c="2"/>| Computer <text:s/>| </text:p>
      <text:p text:style-name="P1">| <text:s text:c="6"/>1 | <text:s text:c="5"/>23 | Siddharth <text:s/>| Sabadra <text:s text:c="3"/>| Professor <text:s text:c="2"/>| <text:s/>60000 | 2013-02-03 | sid@gmail.com <text:s text:c="2"/>| 9890290015 | Nasik <text:s text:c="2"/>| Computer <text:s/>| </text:p>
      <text:p text:style-name="P1">| <text:s text:c="6"/>1 | <text:s text:c="5"/>24 | Kartik <text:s text:c="4"/>| Sahasra <text:s text:c="3"/>| professor <text:s text:c="2"/>| <text:s/>10000 | 2016-12-04 | kartik@gmail.co | 9420568618 | pune <text:s text:c="3"/>| Computer <text:s/>| </text:p>
      <text:p text:style-name="P1">| <text:s text:c="6"/>2 | <text:s text:c="5"/>31 | Rushikesh <text:s/>| Karad <text:s text:c="5"/>| Professor <text:s text:c="2"/>| <text:s/>68250 | 2015-01-01 | rushi@gmail.com | 9891523478 | Nasik <text:s text:c="2"/>| IT <text:s text:c="7"/>| </text:p>
      <text:p text:style-name="P1">| <text:s text:c="6"/>2 | <text:s text:c="5"/>32 | devesh <text:s text:c="4"/>| Das <text:s text:c="7"/>| Professor <text:s text:c="2"/>| <text:s/>30000 | 2016-01-01 | sangat@gmail.co | 0123456789 | mumbai <text:s/>| IT <text:s text:c="7"/>| </text:p>
      <text:p text:style-name="P1">| <text:s text:c="6"/>2 | <text:s text:c="5"/>33 | Minal <text:s text:c="5"/>| Mallawat <text:s text:c="2"/>| Professor <text:s text:c="2"/>| <text:s/>62000 | 2016-06-10 | minal@gmail.com | 9423959443 | Jalna <text:s text:c="2"/>| IT <text:s text:c="7"/>| </text:p>
      <text:p text:style-name="P1">+---------+---------+------------+------------+-------------+--------+------------+-----------------+------------+---------+-----------+ </text:p>
      <text:p text:style-name="P1"/>
      <text:p text:style-name="P1">2.<text:span text:style-name="T5">Find the prof_id, prof_name and <text:s/>shift. (INNER JOIN)</text:span></text:p>
      <text:p text:style-name="P12">MariaDB [te3166db]&gt; select p.prof_id, p.prof_fname, p.prof_lname,s.shift, s.working_hours from professors as p join shift as s using(prof_id); </text:p>
      <text:p text:style-name="P12">+---------+------------+------------+-------+---------------+ </text:p>
      <text:p text:style-name="P12">| prof_id | prof_fname | prof_lname | shift | working_hours | </text:p>
      <text:p text:style-name="P12">+---------+------------+------------+-------+---------------+ </text:p>
      <text:p text:style-name="P12">| <text:s text:c="5"/>11 | Vishal <text:s text:c="4"/>| Bhoi <text:s text:c="6"/>| <text:s text:c="4"/>1 | <text:s text:c="11"/>10 | </text:p>
      <text:p text:style-name="P12">| <text:s text:c="5"/>12 | Vikas <text:s text:c="5"/>| Gacche <text:s text:c="4"/>| <text:s text:c="4"/>1 | <text:s text:c="12"/>9 | </text:p>
      <text:p text:style-name="P12">| <text:s text:c="5"/>21 | Chinmay <text:s text:c="3"/>| Saraf <text:s text:c="5"/>| <text:s text:c="4"/>1 | <text:s text:c="12"/>9 | </text:p>
      <text:p text:style-name="P12">| <text:s text:c="5"/>22 | Devashish <text:s/>| Khairnar <text:s text:c="2"/>| <text:s text:c="4"/>1 | <text:s text:c="12"/>9 | </text:p>
      <text:p text:style-name="P12">| <text:s text:c="5"/>23 | Siddharth <text:s/>| Sabadra <text:s text:c="3"/>| <text:s text:c="4"/>2 | <text:s text:c="12"/>8 | </text:p>
      <text:p text:style-name="P12">| <text:s text:c="5"/>31 | Rushikesh <text:s/>| Karad <text:s text:c="5"/>| <text:s text:c="4"/>1 | <text:s text:c="11"/>10 | </text:p>
      <text:p text:style-name="P12">| <text:s text:c="5"/>32 | devesh <text:s text:c="4"/>| Das <text:s text:c="7"/>| <text:s text:c="4"/>2 | <text:s text:c="12"/>9 | </text:p>
      <text:p text:style-name="P12">| <text:s text:c="5"/>33 | Minal <text:s text:c="5"/>| Mallawat <text:s text:c="2"/>| <text:s text:c="4"/>2 | <text:s text:c="11"/>10 | </text:p>
      <text:p text:style-name="P12">| <text:s text:c="5"/>13 | Akshay <text:s text:c="4"/>| kharul <text:s text:c="4"/>| <text:s text:c="4"/>2 | <text:s text:c="11"/>10 | </text:p>
      <text:p text:style-name="P12">| <text:s text:c="5"/>24 | Kartik <text:s text:c="4"/>| Sahasra <text:s text:c="3"/>| <text:s text:c="4"/>2 | <text:s text:c="12"/>8 | </text:p>
      <text:p text:style-name="P12">+---------+------------+------------+-------+---------------+ </text:p>
      <text:p text:style-name="P3"/>
      <text:p text:style-name="P13">3.List all the department details and the corresponding names of professors in the same department.(left outer join)</text:p>
      <text:p text:style-name="P4"/>
      <text:p text:style-name="P14">MariaDB [te3166db]&gt; select d.dept_id, d.dept_name,p.prof_fname,p.prof_lname from departments as d left outer join professors as p on d.dept_id=p.dept_id; </text:p>
      <text:p text:style-name="P14">+---------+-----------+------------+------------+ </text:p>
      <text:p text:style-name="P14">| dept_id | dept_name | prof_fname | prof_lname | </text:p>
      <text:p text:style-name="P14">+---------+-----------+------------+------------+ </text:p>
      <text:p text:style-name="P14">| <text:s text:c="6"/>1 | Computer <text:s/>| Chinmay <text:s text:c="3"/>| Saraf <text:s text:c="5"/>| </text:p>
      <text:p text:style-name="P14">| <text:s text:c="6"/>1 | Computer <text:s/>| Devashish <text:s/>| Khairnar <text:s text:c="2"/>| </text:p>
      <text:p text:style-name="P14">| <text:s text:c="6"/>1 | Computer <text:s/>| Siddharth <text:s/>| Sabadra <text:s text:c="3"/>| </text:p>
      <text:p text:style-name="P14">| <text:s text:c="6"/>1 | Computer <text:s/>| Kartik <text:s text:c="4"/>| Sahasra <text:s text:c="3"/>| </text:p>
      <text:p text:style-name="P14">| <text:s text:c="6"/>2 | IT <text:s text:c="7"/>| Rushikesh <text:s/>| Karad <text:s text:c="5"/>| </text:p>
      <text:p text:style-name="P14">| <text:s text:c="6"/>2 | IT <text:s text:c="7"/>| devesh <text:s text:c="4"/>| Das <text:s text:c="7"/>| </text:p>
      <text:p text:style-name="P14">| <text:s text:c="6"/>2 | IT <text:s text:c="7"/>| Minal <text:s text:c="5"/>| Mallawat <text:s text:c="2"/>| </text:p>
      <text:p text:style-name="P14"><text:soft-page-break/>| <text:s text:c="6"/>3 | ENTC <text:s text:c="5"/>| Vishal <text:s text:c="4"/>| Bhoi <text:s text:c="6"/>| </text:p>
      <text:p text:style-name="P14">| <text:s text:c="6"/>3 | ENTC <text:s text:c="5"/>| Vikas <text:s text:c="5"/>| Gacche <text:s text:c="4"/>| </text:p>
      <text:p text:style-name="P14">| <text:s text:c="6"/>3 | ENTC <text:s text:c="5"/>| Akshay <text:s text:c="4"/>| kharul <text:s text:c="4"/>| </text:p>
      <text:p text:style-name="P14">| <text:s text:c="6"/>4 | Applied <text:s text:c="2"/>| NULL <text:s text:c="6"/>| NULL <text:s text:c="6"/>| </text:p>
      <text:p text:style-name="P14">+---------+-----------+------------+------------+ </text:p>
      <text:p text:style-name="P5"/>
      <text:p text:style-name="P15">4.List all the professors and the corresponding names of department.(right outer join)</text:p>
      <text:p text:style-name="P15"/>
      <text:p text:style-name="P36"><text:span text:style-name="T8">MariaDB [te3166db]&gt; </text:span>select p.prof_fname, p.prof_lname, p.prof_id, p.salary, p.designation, p.doj, p.city, p.email,p.phone,p.dept_id, d.dept_name from departments as d right outer join professors as p on p.dept_id=d.dept_id; </text:p>
      <text:p text:style-name="P36">+------------+------------+---------+--------+-------------+------------+---------+-----------------+------------+---------+-----------+</text:p>
      <text:p text:style-name="P36">| prof_fname | prof_lname | prof_id | salary | designation | doj <text:s text:c="7"/>| city <text:s text:c="3"/>| email <text:s text:c="10"/>| phone <text:s text:c="5"/>| dept_id | dept_name |</text:p>
      <text:p text:style-name="P36">+------------+------------+---------+--------+-------------+------------+---------+-----------------+------------+---------+-----------+</text:p>
      <text:p text:style-name="P36">| Vishal <text:s text:c="4"/>| Bhoi <text:s text:c="6"/>| <text:s text:c="5"/>11 | <text:s/>50000 | Professor <text:s text:c="2"/>| 2015-01-01 | mumbai <text:s/>| vishal@gmail.co | 9403311498 | <text:s text:c="6"/>3 | ENTC <text:s text:c="5"/>|</text:p>
      <text:p text:style-name="P36">| Vikas <text:s text:c="5"/>| Gacche <text:s text:c="4"/>| <text:s text:c="5"/>12 | <text:s/>20000 | Professor <text:s text:c="2"/>| 2016-01-01 | Nanded <text:s/>| vicks@gmail.com | 7775905754 | <text:s text:c="6"/>3 | ENTC <text:s text:c="5"/>|</text:p>
      <text:p text:style-name="P36">| Akshay <text:s text:c="4"/>| kharul <text:s text:c="4"/>| <text:s text:c="5"/>13 | <text:s/>10000 | professor <text:s text:c="2"/>| 2016-07-13 | pune <text:s text:c="3"/>| akki@gmail.com <text:s/>| 9021562191 | <text:s text:c="6"/>3 | ENTC <text:s text:c="5"/>|</text:p>
      <text:p text:style-name="P36">| Chinmay <text:s text:c="3"/>| Saraf <text:s text:c="5"/>| <text:s text:c="5"/>21 | <text:s/>40000 | Professor <text:s text:c="2"/>| 2015-01-01 | Jalgaon | nds@gmail.com <text:s text:c="2"/>| 9403311492 | <text:s text:c="6"/>1 | Computer <text:s/>|</text:p>
      <text:p text:style-name="P36">| Devashish <text:s/>| Khairnar <text:s text:c="2"/>| <text:s text:c="5"/>22 | <text:s/>20000 | Professor <text:s text:c="2"/>| 2016-01-01 | Nasik <text:s text:c="2"/>| dev@gmail.com <text:s text:c="2"/>| 9403311494 | <text:s text:c="6"/>1 | Computer <text:s/>|</text:p>
      <text:p text:style-name="P36">| Siddharth <text:s/>| Sabadra <text:s text:c="3"/>| <text:s text:c="5"/>23 | <text:s/>60000 | Professor <text:s text:c="2"/>| 2013-02-03 | Indore <text:s/>| sid@gmail.com <text:s text:c="2"/>| 9890290015 | <text:s text:c="6"/>1 | Computer <text:s/>|</text:p>
      <text:p text:style-name="P36">| Kartik <text:s text:c="4"/>| Sahasra <text:s text:c="3"/>| <text:s text:c="5"/>24 | <text:s/>10000 | professor <text:s text:c="2"/>| 2016-12-04 | pune <text:s text:c="3"/>| kartik@gmail.co | 9420568618 | <text:s text:c="6"/>1 | Computer <text:s/>|</text:p>
      <text:p text:style-name="P36">| Rushikesh <text:s/>| Karad <text:s text:c="5"/>| <text:s text:c="5"/>31 | <text:s/>68250 | Professor <text:s text:c="2"/>| 2015-01-01 | Nasik <text:s text:c="2"/>| rushi@gmail.com | 9891523478 | <text:s text:c="6"/>2 | IT <text:s text:c="7"/>|</text:p>
      <text:p text:style-name="P36">| devesh <text:s text:c="4"/>| Das <text:s text:c="7"/>| <text:s text:c="5"/>32 | <text:s/>30000 | Professor <text:s text:c="2"/>| 2016-01-01 | mumbai <text:s/>| sangat@gmail.co | 0123456789 | <text:s text:c="6"/>2 | IT <text:s text:c="7"/>|</text:p>
      <text:p text:style-name="P36">| Minal <text:s text:c="5"/>| Mallawat <text:s text:c="2"/>| <text:s text:c="5"/>33 | <text:s/>62000 | Professor <text:s text:c="2"/>| 2016-06-10 | Jalna <text:s text:c="2"/>| minal@gmail.com | 9423959443 | <text:s text:c="6"/>2 | IT <text:s text:c="7"/>|</text:p>
      <text:p text:style-name="P36">| Sangat <text:s text:c="4"/>| Das <text:s text:c="7"/>| <text:s text:c="4"/>101 | <text:s/>55000 | Professor <text:s text:c="2"/>| 2014-04-15 | Nagpur <text:s/>| dassangat@gmail | 9876543210 | <text:s text:c="6"/>4 | Applied <text:s text:c="2"/>|</text:p>
      <text:p text:style-name="P36">| abc <text:s text:c="7"/>| xyz <text:s text:c="7"/>| <text:s text:c="4"/>102 | <text:s/>45000 | Professor <text:s text:c="2"/>| 2015-05-03 | Pune <text:s text:c="3"/>| abc@gmail.com <text:s text:c="2"/>| 0467859123 | <text:s text:c="3"/>NULL | NULL <text:s text:c="5"/>|</text:p>
      <text:p text:style-name="P36">+------------+------------+---------+--------+-------------+------------+---------+-----------------+------------+---------+-----------+</text:p>
      <text:p text:style-name="P6"/>
      <text:p text:style-name="P17">5.Display professor name, dept_name, shift, salary where prof_id = 101;(multitable join)</text:p>
      <text:p text:style-name="P17"/>
      <text:p text:style-name="P33"><text:span text:style-name="T7">MariaDB [te3166db]&gt;</text:span>select p.prof_fname,p.prof_lname,d.dept_name,s.shift from professors as p, departments as d join <text:s/>shift as s where p.prof_id=101 and p.prof_id=s.prof_id and p.dept_id=d.dept_id; </text:p>
      <text:p text:style-name="P33">+------------+------------+-----------+-------+ </text:p>
      <text:p text:style-name="P33"><text:soft-page-break/>| prof_fname | prof_lname | dept_name | shift | </text:p>
      <text:p text:style-name="P33">+------------+------------+-----------+-------+ </text:p>
      <text:p text:style-name="P33">| Sangat <text:s text:c="4"/>| Das <text:s text:c="7"/>| Applied <text:s text:c="2"/>| <text:s text:c="4"/>1 | </text:p>
      <text:p text:style-name="P33">+------------+------------+-----------+-------+ </text:p>
      <text:p text:style-name="P18"/>
      <text:p text:style-name="P20">6.<text:span text:style-name="T5">list the total number of professor in each department.(count and any join,groupby)</text:span></text:p>
      <text:p text:style-name="P32">MariaDB [te3166db]&gt; select count(*),d.dept_name from professors as p inner join departments as d where p.dept_id=d.dept_id group by d.dept_name; </text:p>
      <text:p text:style-name="P32">+----------+-----------+ </text:p>
      <text:p text:style-name="P32">| count(*) | dept_name | </text:p>
      <text:p text:style-name="P32">+----------+-----------+ </text:p>
      <text:p text:style-name="P32">| <text:s text:c="7"/>1 | Applied <text:s text:c="2"/>| </text:p>
      <text:p text:style-name="P32">| <text:s text:c="7"/>4 | Computer <text:s/>| </text:p>
      <text:p text:style-name="P32">| <text:s text:c="7"/>3 | ENTC <text:s text:c="5"/>| </text:p>
      <text:p text:style-name="P32">| <text:s text:c="7"/>3 | IT <text:s text:c="7"/>| </text:p>
      <text:p text:style-name="P32">+----------+-----------+ </text:p>
      <text:p text:style-name="P32">4 rows in set (0.00 sec) </text:p>
      <text:p text:style-name="P31"/>
      <text:p text:style-name="P19">7.<text:span text:style-name="T5">List the prof_id associated department and the dept_name having name ‘computer’;(subquery)</text:span></text:p>
      <text:p text:style-name="P19"/>
      <text:p text:style-name="P19">MariaDB [te3166db]&gt; select prof_id from professors where dept_id=(select dept_id from departments where dept_name="Computer"); </text:p>
      <text:p text:style-name="P19">+---------+ </text:p>
      <text:p text:style-name="P19">| prof_id | </text:p>
      <text:p text:style-name="P19">+---------+ </text:p>
      <text:p text:style-name="P19">| <text:s text:c="5"/>21 | </text:p>
      <text:p text:style-name="P19">| <text:s text:c="5"/>22 | </text:p>
      <text:p text:style-name="P19">| <text:s text:c="5"/>23 | </text:p>
      <text:p text:style-name="P19">| <text:s text:c="5"/>24 | </text:p>
      <text:p text:style-name="P19">+---------+ </text:p>
      <text:p text:style-name="P19"/>
      <text:p text:style-name="P21">8.<text:span text:style-name="T5">Find the names of all departments where the professors joined in year 2015 (or date of joining is 1-1-2015).(subquery)</text:span></text:p>
      <text:p text:style-name="P34">MariaDB [te3166db]&gt; select dept_name from departments where dept_id in (select dept_id from professors where doj between "2015-01-01" and "2016-01-01"); </text:p>
      <text:p text:style-name="P34">+-----------+ </text:p>
      <text:p text:style-name="P34">| dept_name | </text:p>
      <text:p text:style-name="P34">+-----------+ </text:p>
      <text:p text:style-name="P34">| Computer <text:s/>| </text:p>
      <text:p text:style-name="P34">| IT <text:s text:c="7"/>| </text:p>
      <text:p text:style-name="P34">| ENTC <text:s text:c="5"/>| </text:p>
      <text:p text:style-name="P34">+-----------+ </text:p>
      <text:p text:style-name="P34"/>
      <text:p text:style-name="P22">9.Create view showing the professor and shift details. (COMPLEX VIEW)</text:p>
      <text:p text:style-name="P23">MariaDB [te3166db]&gt; create view com_view as select p.prof_fname, p.prof_lname, p.prof_id,s.shift,s.working_hours from professors as p, shift as s where p.prof_id=s.prof_id; </text:p>
      <text:p text:style-name="P23">Query OK, 0 rows affected (0.03 sec) </text:p>
      <text:p text:style-name="P23"/>
      <text:p text:style-name="P23">MariaDB [te3166db]&gt; select * from com_view; </text:p>
      <text:p text:style-name="P23"><text:soft-page-break/>+------------+------------+---------+-------+---------------+ </text:p>
      <text:p text:style-name="P23">| prof_fname | prof_lname | prof_id | shift | working_hours | </text:p>
      <text:p text:style-name="P23">+------------+------------+---------+-------+---------------+ </text:p>
      <text:p text:style-name="P23">| Vishal <text:s text:c="4"/>| Bhoi <text:s text:c="6"/>| <text:s text:c="5"/>11 | <text:s text:c="4"/>1 | <text:s text:c="11"/>10 | </text:p>
      <text:p text:style-name="P23">| Vikas <text:s text:c="5"/>| Gacche <text:s text:c="4"/>| <text:s text:c="5"/>12 | <text:s text:c="4"/>1 | <text:s text:c="12"/>9 | </text:p>
      <text:p text:style-name="P23">| Chinmay <text:s text:c="3"/>| Saraf <text:s text:c="5"/>| <text:s text:c="5"/>21 | <text:s text:c="4"/>1 | <text:s text:c="12"/>9 | </text:p>
      <text:p text:style-name="P23">| Devashish <text:s/>| Khairnar <text:s text:c="2"/>| <text:s text:c="5"/>22 | <text:s text:c="4"/>1 | <text:s text:c="12"/>9 | </text:p>
      <text:p text:style-name="P23">| Siddharth <text:s/>| Sabadra <text:s text:c="3"/>| <text:s text:c="5"/>23 | <text:s text:c="4"/>2 | <text:s text:c="12"/>8 | </text:p>
      <text:p text:style-name="P23">| Rushikesh <text:s/>| Karad <text:s text:c="5"/>| <text:s text:c="5"/>31 | <text:s text:c="4"/>1 | <text:s text:c="11"/>10 | </text:p>
      <text:p text:style-name="P23">| devesh <text:s text:c="4"/>| Das <text:s text:c="7"/>| <text:s text:c="5"/>32 | <text:s text:c="4"/>2 | <text:s text:c="12"/>9 | </text:p>
      <text:p text:style-name="P23">| Minal <text:s text:c="5"/>| Mallawat <text:s text:c="2"/>| <text:s text:c="5"/>33 | <text:s text:c="4"/>2 | <text:s text:c="11"/>10 | </text:p>
      <text:p text:style-name="P23">| Akshay <text:s text:c="4"/>| kharul <text:s text:c="4"/>| <text:s text:c="5"/>13 | <text:s text:c="4"/>2 | <text:s text:c="11"/>10 | </text:p>
      <text:p text:style-name="P23">| Kartik <text:s text:c="4"/>| Sahasra <text:s text:c="3"/>| <text:s text:c="5"/>24 | <text:s text:c="4"/>2 | <text:s text:c="12"/>8 | </text:p>
      <text:p text:style-name="P23">| Sangat <text:s text:c="4"/>| Das <text:s text:c="7"/>| <text:s text:c="4"/>101 | <text:s text:c="4"/>1 | <text:s text:c="12"/>9 | </text:p>
      <text:p text:style-name="P23">+------------+------------+---------+-------+---------------+ </text:p>
      <text:p text:style-name="P23"/>
      <text:p text:style-name="P24">10.Perform Manipulation on simple view-Insert, update, delete, drop view.</text:p>
      <text:p text:style-name="P24"/>
      <text:p text:style-name="P35">Insert-:</text:p>
      <text:p text:style-name="P25">MariaDB [te3166db]&gt; insert into view_operation values("Saraf","saraf@gmail.com","9898290016"); </text:p>
      <text:p text:style-name="P25">Query OK, 1 row affected (0.01 sec) </text:p>
      <text:p text:style-name="P25"/>
      <text:p text:style-name="P26">MariaDB [te3166db]&gt; select * from view_operation;</text:p>
      <text:p text:style-name="P26">+------------+-----------------+------------+ </text:p>
      <text:p text:style-name="P25">| prof_lname | email <text:s text:c="10"/>| phone <text:s text:c="5"/>| </text:p>
      <text:p text:style-name="P25">+------------+-----------------+------------+ </text:p>
      <text:p text:style-name="P25">| Saraf <text:s text:c="5"/>| saraf@gmail.com | 9898290016 | </text:p>
      <text:p text:style-name="P25">| Bhoi <text:s text:c="6"/>| vishal@gmail.co | 9403311498 | </text:p>
      <text:p text:style-name="P25">| Gacche <text:s text:c="4"/>| vicks@gmail.com | 7775905754 | </text:p>
      <text:p text:style-name="P25">| kharul <text:s text:c="4"/>| akki@gmail.com <text:s/>| 9021562191 | </text:p>
      <text:p text:style-name="P25">| Saraf <text:s text:c="5"/>| nds@gmail.com <text:s text:c="2"/>| 9403311492 | </text:p>
      <text:p text:style-name="P25">| Khairnar <text:s text:c="2"/>| dev@gmail.com <text:s text:c="2"/>| 9403311494 | </text:p>
      <text:p text:style-name="P25">| Sabadra <text:s text:c="3"/>| sid@gmail.com <text:s text:c="2"/>| 9890290015 | </text:p>
      <text:p text:style-name="P25">| Sahasra <text:s text:c="3"/>| kartik@gmail.co | 9420568618 | </text:p>
      <text:p text:style-name="P25">| Karad <text:s text:c="5"/>| rushi@gmail.com | 9891523478 | </text:p>
      <text:p text:style-name="P25">| Das <text:s text:c="7"/>| sangat@gmail.co | 0123456789 | </text:p>
      <text:p text:style-name="P25">| Mallawat <text:s text:c="2"/>| minal@gmail.com | 9423959443 | </text:p>
      <text:p text:style-name="P25">| Das <text:s text:c="7"/>| dassangat@gmail | 9876543210 | </text:p>
      <text:p text:style-name="P25">+------------+-----------------+------------+ </text:p>
      <text:p text:style-name="P25">12 rows in set (0.00 sec) </text:p>
      <text:p text:style-name="P25"/>
      <text:p text:style-name="P25">MariaDB [te3166db]&gt; select * from professors; </text:p>
      <text:p text:style-name="P25">+---------+------------+------------+---------+-------------+--------+------------+-----------------+------------+---------+ </text:p>
      <text:p text:style-name="P25">| prof_id | prof_fname | prof_lname | dept_id | designation | salary | doj <text:s text:c="7"/>| email <text:s text:c="10"/>| phone <text:s text:c="5"/>| city <text:s text:c="3"/>| </text:p>
      <text:p text:style-name="P25">+---------+------------+------------+---------+-------------+--------+------------+-----------------+------------+---------+ </text:p>
      <text:p text:style-name="P25">| <text:s text:c="6"/>0 | NULL <text:s text:c="6"/>| Saraf <text:s text:c="5"/>| <text:s text:c="3"/>NULL | NULL <text:s text:c="7"/>| <text:s text:c="2"/>NULL | NULL <text:s text:c="6"/>| saraf@gmail.com | <text:soft-page-break/>9898290016 | NULL <text:s text:c="3"/>| </text:p>
      <text:p text:style-name="P25">| <text:s text:c="5"/>11 | Vishal <text:s text:c="4"/>| Bhoi <text:s text:c="6"/>| <text:s text:c="6"/>3 | Professor <text:s text:c="2"/>| <text:s/>50000 | 2015-01-01 | vishal@gmail.co | 9403311498 | mumbai <text:s/>| </text:p>
      <text:p text:style-name="P25">| <text:s text:c="5"/>12 | Vikas <text:s text:c="5"/>| Gacche <text:s text:c="4"/>| <text:s text:c="6"/>3 | Professor <text:s text:c="2"/>| <text:s/>20000 | 2016-01-01 | vicks@gmail.com | 7775905754 | Nanded <text:s/>| </text:p>
      <text:p text:style-name="P25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25">| <text:s text:c="5"/>21 | Chinmay <text:s text:c="3"/>| Saraf <text:s text:c="5"/>| <text:s text:c="6"/>1 | Professor <text:s text:c="2"/>| <text:s/>40000 | 2015-01-01 | nds@gmail.com <text:s text:c="2"/>| 9403311492 | Jalgaon | </text:p>
      <text:p text:style-name="P25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25">| <text:s text:c="5"/>23 | Siddharth <text:s/>| Sabadra <text:s text:c="3"/>| <text:s text:c="6"/>1 | Professor <text:s text:c="2"/>| <text:s/>60000 | 2013-02-03 | sid@gmail.com <text:s text:c="2"/>| 9890290015 | Indore <text:s/>| </text:p>
      <text:p text:style-name="P25">| <text:s text:c="5"/>24 | Kartik <text:s text:c="4"/>| Sahasra <text:s text:c="3"/>| <text:s text:c="6"/>1 | professor <text:s text:c="2"/>| <text:s/>10000 | 2016-12-04 | kartik@gmail.co | 9420568618 | pune <text:s text:c="3"/>| </text:p>
      <text:p text:style-name="P25">| <text:s text:c="5"/>31 | Rushikesh <text:s/>| Karad <text:s text:c="5"/>| <text:s text:c="6"/>2 | Professor <text:s text:c="2"/>| <text:s/>68250 | 2015-01-01 | rushi@gmail.com | 9891523478 | Nasik <text:s text:c="2"/>| </text:p>
      <text:p text:style-name="P25">| <text:s text:c="5"/>32 | devesh <text:s text:c="4"/>| Das <text:s text:c="7"/>| <text:s text:c="6"/>2 | Professor <text:s text:c="2"/>| <text:s/>30000 | 2016-01-01 | sangat@gmail.co | 0123456789 | mumbai <text:s/>| </text:p>
      <text:p text:style-name="P25">| <text:s text:c="5"/>33 | Minal <text:s text:c="5"/>| Mallawat <text:s text:c="2"/>| <text:s text:c="6"/>2 | Professor <text:s text:c="2"/>| <text:s/>62000 | 2016-06-10 | minal@gmail.com | 9423959443 | Jalna <text:s text:c="2"/>| </text:p>
      <text:p text:style-name="P25">| <text:s text:c="4"/>101 | Sangat <text:s text:c="4"/>| Das <text:s text:c="7"/>| <text:s text:c="6"/>2 | Professor <text:s text:c="2"/>| <text:s/>55000 | 2014-04-15 | dassangat@gmail | 9876543210 | Nagpur <text:s/>| </text:p>
      <text:p text:style-name="P25">+---------+------------+------------+---------+-------------+--------+------------+-----------------+------------+---------+ </text:p>
      <text:p text:style-name="P25">12 rows in set (0.00 sec) </text:p>
      <text:p text:style-name="P25"/>
      <text:p text:style-name="P25">Update-:</text:p>
      <text:p text:style-name="P27">MariaDB [te3166db]&gt; update view_operation set phone="9890299015" where email="saraf@gmail.com"; </text:p>
      <text:p text:style-name="P27">Query OK, 1 row affected (0.01 sec) </text:p>
      <text:p text:style-name="P27">Rows matched: 1 <text:s/>Changed: 1 <text:s/>Warnings: 0 </text:p>
      <text:p text:style-name="P27"/>
      <text:p text:style-name="P27">MariaDB [te3166db]&gt; select * from view_operation;</text:p>
      <text:p text:style-name="P27">+------------+-----------------+------------+ </text:p>
      <text:p text:style-name="P27">| prof_lname | email <text:s text:c="10"/>| phone <text:s text:c="5"/>| </text:p>
      <text:p text:style-name="P27">+------------+-----------------+------------+ </text:p>
      <text:p text:style-name="P27">| Saraf <text:s text:c="5"/>| saraf@gmail.com | 9890299015 | </text:p>
      <text:p text:style-name="P27">| Bhoi <text:s text:c="6"/>| vishal@gmail.co | 9403311498 | </text:p>
      <text:p text:style-name="P27">| Gacche <text:s text:c="4"/>| vicks@gmail.com | 7775905754 | </text:p>
      <text:p text:style-name="P27">| kharul <text:s text:c="4"/>| akki@gmail.com <text:s/>| 9021562191 | </text:p>
      <text:p text:style-name="P27">| Saraf <text:s text:c="5"/>| nds@gmail.com <text:s text:c="2"/>| 9403311492 | </text:p>
      <text:p text:style-name="P27">| Khairnar <text:s text:c="2"/>| dev@gmail.com <text:s text:c="2"/>| 9403311494 | </text:p>
      <text:p text:style-name="P27">| Sabadra <text:s text:c="3"/>| sid@gmail.com <text:s text:c="2"/>| 9890290015 | </text:p>
      <text:p text:style-name="P27">| Sahasra <text:s text:c="3"/>| kartik@gmail.co | 9420568618 | </text:p>
      <text:p text:style-name="P27">| Karad <text:s text:c="5"/>| rushi@gmail.com | 9891523478 | </text:p>
      <text:p text:style-name="P27">| Das <text:s text:c="7"/>| sangat@gmail.co | 0123456789 | </text:p>
      <text:p text:style-name="P27">| Mallawat <text:s text:c="2"/>| minal@gmail.com | 9423959443 | </text:p>
      <text:p text:style-name="P27">| Das <text:s text:c="7"/>| dassangat@gmail | 9876543210 | </text:p>
      <text:p text:style-name="P27"><text:soft-page-break/>+------------+-----------------+------------+ </text:p>
      <text:p text:style-name="P27">12 rows in set (0.00 sec) </text:p>
      <text:p text:style-name="P27"/>
      <text:p text:style-name="P28">Delete-:</text:p>
      <text:p text:style-name="P29">MariaDB [te3166db]&gt; delete from view_operation where phone="9890299015"; </text:p>
      <text:p text:style-name="P29">Query OK, 1 row affected (0.05 sec) </text:p>
      <text:p text:style-name="P29"><text:s/></text:p>
      <text:p text:style-name="P29">MariaDB [te3166db]&gt; select * from view_operation; </text:p>
      <text:p text:style-name="P29">+------------+-----------------+------------+ </text:p>
      <text:p text:style-name="P29">| prof_lname | email <text:s text:c="10"/>| phone <text:s text:c="5"/>| </text:p>
      <text:p text:style-name="P29">+------------+-----------------+------------+ </text:p>
      <text:p text:style-name="P29">| Bhoi <text:s text:c="6"/>| vishal@gmail.co | 9403311498 | </text:p>
      <text:p text:style-name="P29">| Gacche <text:s text:c="4"/>| vicks@gmail.com | 7775905754 | </text:p>
      <text:p text:style-name="P29">| kharul <text:s text:c="4"/>| akki@gmail.com <text:s/>| 9021562191 | </text:p>
      <text:p text:style-name="P29">| Saraf <text:s text:c="5"/>| nds@gmail.com <text:s text:c="2"/>| 9403311492 | </text:p>
      <text:p text:style-name="P29">| Khairnar <text:s text:c="2"/>| dev@gmail.com <text:s text:c="2"/>| 9403311494 | </text:p>
      <text:p text:style-name="P29">| Sabadra <text:s text:c="3"/>| sid@gmail.com <text:s text:c="2"/>| 9890290015 | </text:p>
      <text:p text:style-name="P29">| Sahasra <text:s text:c="3"/>| kartik@gmail.co | 9420568618 | </text:p>
      <text:p text:style-name="P29">| Karad <text:s text:c="5"/>| rushi@gmail.com | 9891523478 | </text:p>
      <text:p text:style-name="P29">| Das <text:s text:c="7"/>| sangat@gmail.co | 0123456789 | </text:p>
      <text:p text:style-name="P29">| Mallawat <text:s text:c="2"/>| minal@gmail.com | 9423959443 | </text:p>
      <text:p text:style-name="P29">| Das <text:s text:c="7"/>| dassangat@gmail | 9876543210 | </text:p>
      <text:p text:style-name="P29">+------------+-----------------+------------+ </text:p>
      <text:p text:style-name="P29">11 rows in set (0.00 sec)</text:p>
      <text:p text:style-name="P29"/>
      <text:p text:style-name="P29">Drop View-:</text:p>
      <text:p text:style-name="P30">MariaDB [te3166db]&gt; drop view view_operation; </text:p>
      <text:p text:style-name="P30">Query OK, 0 rows affected (0.00 sec) </text:p>
      <text:p text:style-name="P30"/>
      <text:p text:style-name="P30">MariaDB [te3166db]&gt; show tables; </text:p>
      <text:p text:style-name="P30">+--------------------+ </text:p>
      <text:p text:style-name="P30">| Tables_in_te3166db | </text:p>
      <text:p text:style-name="P30">+--------------------+ </text:p>
      <text:p text:style-name="P30">| com_view <text:s text:c="10"/>| </text:p>
      <text:p text:style-name="P30">| departments <text:s text:c="7"/>| </text:p>
      <text:p text:style-name="P30">| doctors <text:s text:c="11"/>| </text:p>
      <text:p text:style-name="P30">| patient47 <text:s text:c="9"/>| </text:p>
      <text:p text:style-name="P30">| professors <text:s text:c="8"/>| </text:p>
      <text:p text:style-name="P30">| shift <text:s text:c="13"/>| </text:p>
      <text:p text:style-name="P30">| student <text:s text:c="11"/>| </text:p>
      <text:p text:style-name="P30">| v1 <text:s text:c="16"/>| </text:p>
      <text:p text:style-name="P30">| works <text:s text:c="13"/>| </text:p>
      <text:p text:style-name="P30">+--------------------+ </text:p>
      <text:p text:style-name="P30">9 rows in set (0.00 sec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1:40:09.205956056</meta:creation-date>
    <dc:date>2017-07-18T12:28:38.272618037</dc:date>
    <meta:editing-duration>PT2H45M8S</meta:editing-duration>
    <meta:editing-cycles>39</meta:editing-cycles>
    <meta:generator>LibreOffice/4.2.8.2$Linux_X86_64 LibreOffice_project/420$Build-2</meta:generator>
    <meta:document-statistic meta:table-count="0" meta:image-count="0" meta:object-count="0" meta:page-count="8" meta:paragraph-count="285" meta:word-count="2760" meta:character-count="18401" meta:non-whitespace-character-count="13020"/>
  </office:meta>
</office:document-meta>
</file>